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6.6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008000"/>
    </style:style>
    <style:style style:name="ce5" style:family="table-cell" style:parent-style-name="Default">
      <style:table-cell-properties fo:background-color="#008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>
            <text:p>CENTRO</text:p>
          </table:table-cell>
          <table:table-cell table:style-name="ce1" office:value-type="string">
            <text:p>IP PCS</text:p>
          </table:table-cell>
        </table:table-row>
        <table:table-row table:style-name="ro2">
          <table:table-cell table:style-name="ce2" office:value-type="string">
            <text:p>Artigas</text:p>
          </table:table-cell>
          <table:table-cell office:value-type="string">
            <text:p>10.252.15.15</text:p>
          </table:table-cell>
        </table:table-row>
        <table:table-row table:style-name="ro3">
          <table:table-cell office:value-type="string">
            <text:p>Canelones</text:p>
          </table:table-cell>
          <table:table-cell office:value-type="string">
            <text:p>10.252.16.200</text:p>
          </table:table-cell>
        </table:table-row>
        <table:table-row table:style-name="ro3">
          <table:table-cell office:value-type="string">
            <text:p>Carmelo</text:p>
          </table:table-cell>
          <table:table-cell office:value-type="string">
            <text:p>10.252.36.200</text:p>
          </table:table-cell>
        </table:table-row>
        <table:table-row table:style-name="ro3">
          <table:table-cell office:value-type="string">
            <text:p>Cerro Largo</text:p>
          </table:table-cell>
          <table:table-cell office:value-type="string">
            <text:p>10.252.17.200</text:p>
          </table:table-cell>
        </table:table-row>
        <table:table-row table:style-name="ro3">
          <table:table-cell office:value-type="string">
            <text:p>Flores</text:p>
          </table:table-cell>
          <table:table-cell office:value-type="string">
            <text:p>10.252.20.30</text:p>
          </table:table-cell>
        </table:table-row>
        <table:table-row table:style-name="ro2">
          <table:table-cell office:value-type="string">
            <text:p>Fray Bentos</text:p>
          </table:table-cell>
          <table:table-cell office:value-type="string">
            <text:p>10.252.26.23</text:p>
          </table:table-cell>
        </table:table-row>
        <table:table-row table:style-name="ro3">
          <table:table-cell office:value-type="string">
            <text:p>Maldonado</text:p>
          </table:table-cell>
          <table:table-cell office:value-type="string">
            <text:p>10.252.23.200</text:p>
          </table:table-cell>
        </table:table-row>
        <table:table-row table:style-name="ro3">
          <table:table-cell office:value-type="string">
            <text:p>Rivera</text:p>
          </table:table-cell>
          <table:table-cell office:value-type="string">
            <text:p>10.252.25.200</text:p>
          </table:table-cell>
        </table:table-row>
        <table:table-row table:style-name="ro3">
          <table:table-cell office:value-type="string">
            <text:p>Treinta y Tres</text:p>
          </table:table-cell>
          <table:table-cell office:value-type="string">
            <text:p>10.252.32.200</text:p>
          </table:table-cell>
        </table:table-row>
        <table:table-row table:style-name="ro2">
          <table:table-cell office:value-type="string">
            <text:p>Young</text:p>
          </table:table-cell>
          <table:table-cell office:value-type="string">
            <text:p>10.252.40.200</text:p>
          </table:table-cell>
        </table:table-row>
        <table:table-row table:style-name="ro2">
          <table:table-cell office:value-type="string">
            <text:p>Hospital de la Mujer - CHPR</text:p>
          </table:table-cell>
          <table:table-cell office:value-type="string">
            <text:p>10.252.4.4</text:p>
          </table:table-cell>
        </table:table-row>
        <table:table-row table:style-name="ro2">
          <table:table-cell office:value-type="string">
            <text:p>Hospital Pediátrico - CHPR</text:p>
          </table:table-cell>
          <table:table-cell office:value-type="string">
            <text:p>10.252.4.5</text:p>
          </table:table-cell>
        </table:table-row>
        <table:table-row table:style-name="ro3">
          <table:table-cell office:value-type="string">
            <text:p>Español</text:p>
          </table:table-cell>
          <table:table-cell office:value-type="string">
            <text:p>10.252.75.200</text:p>
          </table:table-cell>
        </table:table-row>
        <table:table-row table:style-name="ro2">
          <table:table-cell office:value-type="string">
            <text:p>Maciel</text:p>
          </table:table-cell>
          <table:table-cell office:value-type="string">
            <text:p>10.5.25.16 </text:p>
          </table:table-cell>
        </table:table-row>
        <table:table-row table:style-name="ro2">
          <table:table-cell office:value-type="string">
            <text:p>INOT</text:p>
          </table:table-cell>
          <table:table-cell office:value-type="string">
            <text:p>10.252.9.210</text:p>
          </table:table-cell>
        </table:table-row>
        <table:table-row table:style-name="ro3">
          <table:table-cell office:value-type="string">
            <text:p>INCA</text:p>
          </table:table-cell>
          <table:table-cell office:value-type="string">
            <text:p>10.252.8.200</text:p>
          </table:table-cell>
        </table:table-row>
        <table:table-row table:style-name="ro3">
          <table:table-cell office:value-type="string">
            <text:p>Florida</text:p>
          </table:table-cell>
          <table:table-cell office:value-type="string">
            <text:p>10.252.21.200</text:p>
          </table:table-cell>
        </table:table-row>
        <table:table-row table:style-name="ro3">
          <table:table-cell office:value-type="string">
            <text:p>INRU</text:p>
          </table:table-cell>
          <table:table-cell office:value-type="string">
            <text:p>10.252.14.200</text:p>
          </table:table-cell>
        </table:table-row>
        <table:table-row table:style-name="ro3">
          <table:table-cell table:style-name="ce2" office:value-type="string">
            <text:p>Las Piedras</text:p>
          </table:table-cell>
          <table:table-cell office:value-type="string">
            <text:p>10.252.62.200</text:p>
          </table:table-cell>
        </table:table-row>
        <table:table-row table:style-name="ro3">
          <table:table-cell office:value-type="string">
            <text:p>Pasteur</text:p>
          </table:table-cell>
          <table:table-cell office:value-type="string">
            <text:p>10.252.6.201</text:p>
          </table:table-cell>
        </table:table-row>
        <table:table-row table:style-name="ro3">
          <table:table-cell office:value-type="string">
            <text:p>Rocha</text:p>
          </table:table-cell>
          <table:table-cell office:value-type="string">
            <text:p>10.252.27.200</text:p>
          </table:table-cell>
        </table:table-row>
        <table:table-row table:style-name="ro3">
          <table:table-cell office:value-type="string">
            <text:p>Lavalleja</text:p>
          </table:table-cell>
          <table:table-cell office:value-type="string">
            <text:p>10.252.22.200</text:p>
          </table:table-cell>
        </table:table-row>
        <table:table-row table:style-name="ro3">
          <table:table-cell office:value-type="string">
            <text:p>Paysandú</text:p>
          </table:table-cell>
          <table:table-cell office:value-type="string">
            <text:p>10.252.24.200</text:p>
          </table:table-cell>
        </table:table-row>
        <table:table-row table:style-name="ro3">
          <table:table-cell office:value-type="string">
            <text:p>Saint Bois</text:p>
          </table:table-cell>
          <table:table-cell office:value-type="string">
            <text:p>10.252.12.200</text:p>
          </table:table-cell>
        </table:table-row>
        <table:table-row table:style-name="ro3">
          <table:table-cell office:value-type="string">
            <text:p>Salto</text:p>
          </table:table-cell>
          <table:table-cell table:style-name="ce5" office:value-type="string">
            <text:p>10.252.28.200</text:p>
          </table:table-cell>
        </table:table-row>
        <table:table-row table:style-name="ro3">
          <table:table-cell office:value-type="string">
            <text:p>San José</text:p>
          </table:table-cell>
          <table:table-cell table:style-name="Default" office:value-type="string">
            <text:p>10.252.29.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 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US">
      <number:number number:decimal-places="2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minutes number:style="long"/>
      <number:text>:</number:text>
      <number:seconds number:style="long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 number:decimal-places="1"/>
    </number:time-style>
    <number:number-style style:name="N1015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0000-00-00T10:41:01.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30:01.522587896</meta:creation-date>
    <meta:generator>LibreOffice/3.6$Windows_x86 LibreOffice_project/e183d5b-f8ccaf6-3804794-95b4be8-895629</meta:generator>
    <dc:date>2018-03-06T10:50:56.36</dc:date>
    <meta:editing-duration>PT5M2S</meta:editing-duration>
    <meta:editing-cycles>2</meta:editing-cycles>
    <meta:document-statistic meta:table-count="1" meta:cell-count="54" meta:object-count="0"/>
  </office:meta>
</office:document-meta>
</file>